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df26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635e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741a" officeooo:paragraph-rsid="005e74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a97d" officeooo:paragraph-rsid="005ea97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a97d" officeooo:paragraph-rsid="007b21b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5747f4" officeooo:paragraph-rsid="005747f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6a55c" officeooo:paragraph-rsid="0056a55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747f4" officeooo:paragraph-rsid="005747f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officeooo:paragraph-rsid="005b446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officeooo:paragraph-rsid="006beeb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paragraph-rsid="006c794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officeooo:paragraph-rsid="006e10c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officeooo:paragraph-rsid="006f2ea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officeooo:paragraph-rsid="00710fb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officeooo:paragraph-rsid="0073f2d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officeooo:paragraph-rsid="0075fc1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officeooo:paragraph-rsid="0076ad3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officeooo:paragraph-rsid="0077683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officeooo:paragraph-rsid="007987c2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officeooo:paragraph-rsid="007c75c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officeooo:paragraph-rsid="007dc55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officeooo:paragraph-rsid="007e108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officeooo:paragraph-rsid="007e6f4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officeooo:paragraph-rsid="0080dd68" style:font-size-asian="12pt" style:font-size-complex="12pt"/>
    </style:style>
    <style:style style:name="P3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2pt" officeooo:paragraph-rsid="005b446f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6a55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f8595" style:font-weight-asian="bold" style:font-weight-complex="bold"/>
    </style:style>
    <style:style style:name="T5" style:family="text">
      <style:text-properties officeooo:rsid="0054889d"/>
    </style:style>
    <style:style style:name="T6" style:family="text">
      <style:text-properties officeooo:rsid="005e741a"/>
    </style:style>
    <style:style style:name="T7" style:family="text">
      <style:text-properties officeooo:rsid="005ea9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5">egister Number</text:span>: 185001104 </text:p>
      <text:p text:style-name="P3">N<text:span text:style-name="T5">ame</text:span>: Nivedhitha D</text:p>
      <text:p text:style-name="P3">C<text:span text:style-name="T5">lass</text:span>: CSE B</text:p>
      <text:p text:style-name="P2"><text:s/></text:p>
      <text:p text:style-name="P4"><text:span text:style-name="T2">Exercise 2: Array Implementation of list ADT</text:span> </text:p>
      <text:p text:style-name="P4"><text:s/></text:p>
      <text:p text:style-name="P4">Create a list of 5 student records (using array of structure) with the fields Regno Name Marks in 5 subjects </text:p>
      <text:p text:style-name="P4"><text:s/></text:p>
      <text:p text:style-name="P5">Perform the following operations </text:p>
      <text:p text:style-name="P5">1. Insert a record in the front of the list</text:p>
      <text:p text:style-name="P5">2. Insert a record at the end of the list</text:p>
      <text:p text:style-name="P5">3. Insert a record after a given Regno in the list</text:p>
      <text:p text:style-name="P5">4. Search a given record in the list based on Name</text:p>
      <text:p text:style-name="P5">5. Delete a given student record</text:p>
      <text:p text:style-name="P5">6. Display all students’ record</text:p>
      <text:p text:style-name="P5">7. Display the previous and next record of a given student </text:p>
      <text:p text:style-name="P4"><text:s/></text:p>
      <text:p text:style-name="P4">Note: </text:p>
      <text:p text:style-name="P5">3 files need to be maintained. <text:s/></text:p>
      <text:p text:style-name="P5">1. Structure and function definitions</text:p>
      <text:p text:style-name="P5">2. Function prototypes</text:p>
      <text:p text:style-name="P5">3. Application</text:p>
      <text:p text:style-name="P6"/>
      <text:p text:style-name="P7"><text:span text:style-name="T1">Program Name:</text:span><text:span text:style-name="T3"> <text:s/></text:span><text:span text:style-name="T6">adt_list_arr</text:span></text:p>
      <text:p text:style-name="P12"/>
      <text:p text:style-name="P12">Source Code:</text:p>
      <text:p text:style-name="P7"/>
      <text:p text:style-name="P8"><text:span text:style-name="T3">FUNCTION DEFINITIONS</text:span> – functions.c</text:p>
      <text:p text:style-name="P7"/>
      <text:p text:style-name="P7">//HEADER FILES REQUIRED FOR THE PROGRAM</text:p>
      <text:p text:style-name="P7"/>
      <text:p text:style-name="P7">#include&lt;stdio.h&gt;</text:p>
      <text:p text:style-name="P7">#include&lt;stdlib.h&gt;</text:p>
      <text:p text:style-name="P7">#include&lt;string.h&gt;</text:p>
      <text:p text:style-name="P7"/>
      <text:p text:style-name="P7">//HEADER FILES REQUIRED FOR getch() DUE TO ABSENCE OF &lt;conio.h&gt; IN gcc COMPILER</text:p>
      <text:p text:style-name="P7"/>
      <text:p text:style-name="P7">#include&lt;unistd.h&gt;</text:p>
      <text:p text:style-name="P7">#include&lt;termios.h&gt;</text:p>
      <text:p text:style-name="P7"/>
      <text:p text:style-name="P7"><text:soft-page-break/>//HEADER FILE FOR FUNCTION PROTOTYPES</text:p>
      <text:p text:style-name="P7">#include "functions.h"</text:p>
      <text:p text:style-name="P7"/>
      <text:p text:style-name="P7"/>
      <text:p text:style-name="P7">//FUNCTION TO IMPLEMENT getch() DUE TO THE ABSENCE OF &lt;conio.h&gt; IN gcc COMPILER</text:p>
      <text:p text:style-name="P7"/>
      <text:p text:style-name="P7">char getch()</text:p>
      <text:p text:style-name="P7">{</text:p>
      <text:p text:style-name="P7"><text:tab/>char buf=0;</text:p>
      <text:p text:style-name="P7"/>
      <text:p text:style-name="P7"><text:tab/>struct termios old={0};</text:p>
      <text:p text:style-name="P7"/>
      <text:p text:style-name="P7"><text:tab/>fflush(stdout);</text:p>
      <text:p text:style-name="P7"/>
      <text:p text:style-name="P7"><text:tab/>if(tcgetattr(0, &amp;old)&lt;0)</text:p>
      <text:p text:style-name="P7"><text:tab/><text:tab/>perror("tcsetattr()");</text:p>
      <text:p text:style-name="P7"/>
      <text:p text:style-name="P7"><text:tab/>old.c_lflag&amp;=~ICANON;</text:p>
      <text:p text:style-name="P7"><text:s text:c="4"/><text:tab/>old.c_lflag&amp;=~ECHO;</text:p>
      <text:p text:style-name="P7"><text:s text:c="4"/><text:tab/>old.c_cc[VMIN]=1;</text:p>
      <text:p text:style-name="P7"><text:s text:c="4"/><text:tab/>old.c_cc[VTIME]=0;</text:p>
      <text:p text:style-name="P7"/>
      <text:p text:style-name="P7"><text:tab/>if(tcsetattr(0, TCSANOW, &amp;old)&lt;0)</text:p>
      <text:p text:style-name="P7"><text:tab/><text:tab/>perror("tcsetattr ICANON");</text:p>
      <text:p text:style-name="P7"/>
      <text:p text:style-name="P7"><text:tab/>if(read(0,&amp;buf,1)&lt;0)</text:p>
      <text:p text:style-name="P7"><text:tab/><text:tab/>perror("read()");</text:p>
      <text:p text:style-name="P7"/>
      <text:p text:style-name="P7"><text:tab/>old.c_lflag|=ICANON;</text:p>
      <text:p text:style-name="P7"><text:s text:c="3"/><text:tab/>old.c_lflag|=ECHO;</text:p>
      <text:p text:style-name="P7"/>
      <text:p text:style-name="P7"><text:tab/>if(tcsetattr(0, TCSADRAIN, &amp;old)&lt;0)</text:p>
      <text:p text:style-name="P7"><text:tab/><text:tab/>perror ("tcsetattr ~ICANON");</text:p>
      <text:p text:style-name="P7"/>
      <text:p text:style-name="P7"><text:tab/>return buf;</text:p>
      <text:p text:style-name="P7"><text:s/>}</text:p>
      <text:p text:style-name="P7"/>
      <text:p text:style-name="P7"/>
      <text:p text:style-name="P7"/>
      <text:p text:style-name="P7">//FUNCTION TO READ STUDENT RECORDS</text:p>
      <text:p text:style-name="P7"/>
      <text:p text:style-name="P7">struct student add_student()</text:p>
      <text:p text:style-name="P7">{</text:p>
      <text:p text:style-name="P7"><text:tab/>struct student s;</text:p>
      <text:p text:style-name="P7"/>
      <text:p text:style-name="P7"><text:tab/>printf("\n\t\tNEW STUDENT RECORD\n");</text:p>
      <text:p text:style-name="P7"/>
      <text:p text:style-name="P7"><text:tab/>printf("\n\t\tEnter Register Number: ");</text:p>
      <text:p text:style-name="P7"><text:tab/>scanf(" %d", &amp;s.Regno);</text:p>
      <text:p text:style-name="P7"><text:soft-page-break/></text:p>
      <text:p text:style-name="P7"><text:tab/>printf("\n\t\tEnter Name: ");</text:p>
      <text:p text:style-name="P7"><text:tab/>scanf(" %s", s.Name);</text:p>
      <text:p text:style-name="P7"/>
      <text:p text:style-name="P7"><text:tab/>printf("\n\t\tMarks Obtained\n");</text:p>
      <text:p text:style-name="P7"><text:tab/>for(int i=0; i&lt;5; i++)</text:p>
      <text:p text:style-name="P7"><text:tab/>{</text:p>
      <text:p text:style-name="P7"><text:tab/><text:tab/>printf("\t\tEnter Mark %d: ", i+1);</text:p>
      <text:p text:style-name="P7"><text:tab/><text:tab/>scanf(" %f", &amp;s.Marks[i]);</text:p>
      <text:p text:style-name="P7"><text:tab/>}</text:p>
      <text:p text:style-name="P7"/>
      <text:p text:style-name="P7"><text:tab/>return s;</text:p>
      <text:p text:style-name="P7"/>
      <text:p text:style-name="P7">}</text:p>
      <text:p text:style-name="P7"/>
      <text:p text:style-name="P7">//FUNCTION TO DISPLAY A PARTICULAR STUDENT RECORD</text:p>
      <text:p text:style-name="P7"/>
      <text:p text:style-name="P7">void display_student(struct student s, int i)</text:p>
      <text:p text:style-name="P7">{</text:p>
      <text:p text:style-name="P7"><text:tab/>printf("\n\t\tSTUDENT RECORD %d\n", i+1);</text:p>
      <text:p text:style-name="P7"><text:tab/>printf("\n\t\tRegister Number: %d", s.Regno);</text:p>
      <text:p text:style-name="P7"><text:tab/>printf("\n\t\tName: %s", s.Name);</text:p>
      <text:p text:style-name="P7"><text:tab/>printf("\n\t\tMarks Obtained: %.2f %.2f %.2f %.2f %.2f\n\n", s.Marks[0], s.Marks[1], s.Marks[2], s.Marks[3], s.Marks[4]);</text:p>
      <text:p text:style-name="P7">}</text:p>
      <text:p text:style-name="P7"/>
      <text:p text:style-name="P7">//FUNCTION TO CHECK IF THE LIST IS EMPTY</text:p>
      <text:p text:style-name="P7"/>
      <text:p text:style-name="P7">int IsEmpty(LIST L)</text:p>
      <text:p text:style-name="P7">{</text:p>
      <text:p text:style-name="P7"><text:tab/>return L-&gt;size==0;</text:p>
      <text:p text:style-name="P7">}</text:p>
      <text:p text:style-name="P7"/>
      <text:p text:style-name="P7">//FUNCTION TO CHECK IF THE LIST IS FULL</text:p>
      <text:p text:style-name="P7"/>
      <text:p text:style-name="P7">int IsFull(LIST L)</text:p>
      <text:p text:style-name="P7">{</text:p>
      <text:p text:style-name="P7"><text:tab/>return L-&gt;size==L-&gt;capacity;</text:p>
      <text:p text:style-name="P7">}</text:p>
      <text:p text:style-name="P7"/>
      <text:p text:style-name="P7">//FUNCTION TO EMPTY THE LIST</text:p>
      <text:p text:style-name="P7"/>
      <text:p text:style-name="P7">void MakeEmpty(LIST L)</text:p>
      <text:p text:style-name="P7">{</text:p>
      <text:p text:style-name="P7"><text:tab/>if(IsEmpty(L))</text:p>
      <text:p text:style-name="P7"><text:tab/><text:tab/>printf("\n\t\tList is already EMPTY !!!!!\n");</text:p>
      <text:p text:style-name="P7"/>
      <text:p text:style-name="P7"><text:tab/>else</text:p>
      <text:p text:style-name="P7"><text:tab/>{</text:p>
      <text:p text:style-name="P7"><text:soft-page-break/><text:tab/><text:tab/>L-&gt;size=0;</text:p>
      <text:p text:style-name="P7"/>
      <text:p text:style-name="P7"><text:tab/><text:tab/>printf("\n\t\tList has been MADE EMPTY!!!!!\n");</text:p>
      <text:p text:style-name="P7"><text:tab/>}</text:p>
      <text:p text:style-name="P7">}</text:p>
      <text:p text:style-name="P7"/>
      <text:p text:style-name="P7">//FUNCTION TO CREATE AN EMPTY LIST</text:p>
      <text:p text:style-name="P7"/>
      <text:p text:style-name="P7">LIST CreateList(int max)</text:p>
      <text:p text:style-name="P7">{</text:p>
      <text:p text:style-name="P7"><text:tab/>LIST L;</text:p>
      <text:p text:style-name="P7"/>
      <text:p text:style-name="P7"><text:tab/>L=(struct list*)malloc(sizeof(struct list));</text:p>
      <text:p text:style-name="P7"/>
      <text:p text:style-name="P7"><text:tab/>if(L==NULL)</text:p>
      <text:p text:style-name="P7"><text:tab/><text:tab/>printf("\n\t\tFatal Error\n");</text:p>
      <text:p text:style-name="P7"/>
      <text:p text:style-name="P7"><text:tab/>else</text:p>
      <text:p text:style-name="P7"><text:tab/>{</text:p>
      <text:p text:style-name="P7"><text:tab/><text:tab/>L-&gt;capacity=max;</text:p>
      <text:p text:style-name="P7"><text:tab/><text:tab/>L-&gt;s=(struct student*)malloc(sizeof(struct student)*max);</text:p>
      <text:p text:style-name="P7"/>
      <text:p text:style-name="P7"><text:tab/><text:tab/>if(L-&gt;s==NULL)</text:p>
      <text:p text:style-name="P7"><text:tab/><text:tab/><text:tab/>printf("\n\t\tFatal Error\n");</text:p>
      <text:p text:style-name="P7"/>
      <text:p text:style-name="P7"><text:tab/><text:tab/>else</text:p>
      <text:p text:style-name="P7"><text:tab/><text:tab/>{</text:p>
      <text:p text:style-name="P7"><text:tab/><text:tab/><text:tab/>L-&gt;size=0;</text:p>
      <text:p text:style-name="P7"><text:tab/><text:tab/><text:tab/>printf("\n\t\tList was CREATED!!!!!\n");</text:p>
      <text:p text:style-name="P7"><text:tab/><text:tab/>}</text:p>
      <text:p text:style-name="P7"/>
      <text:p text:style-name="P7"><text:tab/>}</text:p>
      <text:p text:style-name="P7"/>
      <text:p text:style-name="P7"><text:tab/>return L;</text:p>
      <text:p text:style-name="P7">}</text:p>
      <text:p text:style-name="P7"/>
      <text:p text:style-name="P7">//FUNCTION TO INSERT A STUDENT RECORD IN THE GIVEN POSITION</text:p>
      <text:p text:style-name="P7"/>
      <text:p text:style-name="P7">void InsertInList(LIST L, POSITION pos)</text:p>
      <text:p text:style-name="P7">{</text:p>
      <text:p text:style-name="P7"><text:tab/>if(IsFull(L))</text:p>
      <text:p text:style-name="P7"><text:tab/><text:tab/>printf("\n\t\tList is FULL!!!!!\n");</text:p>
      <text:p text:style-name="P7"/>
      <text:p text:style-name="P7"><text:tab/>else</text:p>
      <text:p text:style-name="P7"><text:tab/>{</text:p>
      <text:p text:style-name="P7"><text:tab/><text:tab/>if(IsEmpty(L))</text:p>
      <text:p text:style-name="P7"><text:tab/><text:tab/><text:tab/>L-&gt;s[0]=add_student();</text:p>
      <text:p text:style-name="P7"/>
      <text:p text:style-name="P7"><text:tab/><text:tab/>else</text:p>
      <text:p text:style-name="P7"><text:soft-page-break/><text:tab/><text:tab/>{</text:p>
      <text:p text:style-name="P7"><text:tab/><text:tab/><text:tab/>for(int i=L-&gt;size-1; i&gt;=pos-1; i--)</text:p>
      <text:p text:style-name="P7"><text:tab/><text:tab/><text:tab/><text:tab/>L-&gt;s[i+1]=L-&gt;s[i];</text:p>
      <text:p text:style-name="P7"/>
      <text:p text:style-name="P7"><text:tab/><text:tab/><text:tab/>L-&gt;s[pos-1]=add_student();</text:p>
      <text:p text:style-name="P7"><text:tab/><text:tab/>}</text:p>
      <text:p text:style-name="P7"/>
      <text:p text:style-name="P7"><text:tab/><text:tab/>L-&gt;size++;</text:p>
      <text:p text:style-name="P7"><text:tab/>}</text:p>
      <text:p text:style-name="P7">}</text:p>
      <text:p text:style-name="P7"/>
      <text:p text:style-name="P7">//FUNCTION TO SEARCH FOR REGISTER NUMBER</text:p>
      <text:p text:style-name="P7"/>
      <text:p text:style-name="P7">POSITION FindRegno(int rno, LIST L)</text:p>
      <text:p text:style-name="P7">{</text:p>
      <text:p text:style-name="P7"><text:tab/>POSITION pos=-1;</text:p>
      <text:p text:style-name="P7"/>
      <text:p text:style-name="P7"><text:tab/>for(int i=0; i&lt;L-&gt;size; i++)</text:p>
      <text:p text:style-name="P7"><text:tab/><text:tab/>if(L-&gt;s[i].Regno==rno)</text:p>
      <text:p text:style-name="P7"><text:tab/><text:tab/><text:tab/>pos=i+1;</text:p>
      <text:p text:style-name="P7"/>
      <text:p text:style-name="P7"><text:tab/>return pos;</text:p>
      <text:p text:style-name="P7">}</text:p>
      <text:p text:style-name="P7"/>
      <text:p text:style-name="P7">//FUNCTION TO SEARCH FOR NAME</text:p>
      <text:p text:style-name="P7"/>
      <text:p text:style-name="P7">POSITION FindName(char name[], LIST L)</text:p>
      <text:p text:style-name="P7">{</text:p>
      <text:p text:style-name="P7"><text:tab/>POSITION pos=-1;</text:p>
      <text:p text:style-name="P7"/>
      <text:p text:style-name="P7"><text:tab/><text:tab/>for(int i=0; i&lt;L-&gt;size; i++)</text:p>
      <text:p text:style-name="P7"><text:tab/><text:tab/><text:tab/>if(strcmp(L-&gt;s[i].Name, name)==0)</text:p>
      <text:p text:style-name="P7"><text:tab/><text:tab/><text:tab/><text:tab/>pos=i;</text:p>
      <text:p text:style-name="P7"/>
      <text:p text:style-name="P7"><text:tab/>return pos;</text:p>
      <text:p text:style-name="P7">}</text:p>
      <text:p text:style-name="P7"/>
      <text:p text:style-name="P7">//FUNCTION TO DELETE A PARTICULAR STUDENT RECORD</text:p>
      <text:p text:style-name="P7"/>
      <text:p text:style-name="P7">void DeleteFromList(int RecNo, LIST L)</text:p>
      <text:p text:style-name="P7">{</text:p>
      <text:p text:style-name="P7"><text:tab/>for(int i=RecNo-1; i&lt;L-&gt;size; i++)</text:p>
      <text:p text:style-name="P7"><text:tab/><text:tab/>L-&gt;s[i]=L-&gt;s[i+1];</text:p>
      <text:p text:style-name="P7"/>
      <text:p text:style-name="P7"><text:tab/>L-&gt;size--;</text:p>
      <text:p text:style-name="P7"/>
      <text:p text:style-name="P7">}</text:p>
      <text:p text:style-name="P7"/>
      <text:p text:style-name="P7">//FUNCTION TO DELETE THE ENTIRE LIST</text:p>
      <text:p text:style-name="P7"><text:soft-page-break/></text:p>
      <text:p text:style-name="P7">LIST DeleteList(LIST L)</text:p>
      <text:p text:style-name="P7">{</text:p>
      <text:p text:style-name="P7"><text:tab/>MakeEmpty(L);</text:p>
      <text:p text:style-name="P7"/>
      <text:p text:style-name="P7"><text:tab/>free(L-&gt;s);</text:p>
      <text:p text:style-name="P7"/>
      <text:p text:style-name="P7"><text:tab/>free(L);</text:p>
      <text:p text:style-name="P7"/>
      <text:p text:style-name="P7"><text:tab/>L=NULL;</text:p>
      <text:p text:style-name="P7"/>
      <text:p text:style-name="P7"><text:tab/>return L;</text:p>
      <text:p text:style-name="P7">}</text:p>
      <text:p text:style-name="P7"/>
      <text:p text:style-name="P7">//FUNCTION TO DISPLAY THE ENTIRE LIST</text:p>
      <text:p text:style-name="P7"/>
      <text:p text:style-name="P7">void DisplayList(LIST L)</text:p>
      <text:p text:style-name="P7">{</text:p>
      <text:p text:style-name="P7"><text:tab/>for(int i=0; i&lt;L-&gt;size; i++)</text:p>
      <text:p text:style-name="P7"><text:tab/><text:tab/>display_student(L-&gt;s[i], i);</text:p>
      <text:p text:style-name="P7"/>
      <text:p text:style-name="P7">}</text:p>
      <text:p text:style-name="P7"/>
      <text:p text:style-name="P7">//FUNCTION TO DISPLAY THE AVAILABLE OPERATIONS THAT CAN BE PERFORMED ON THE LIST</text:p>
      <text:p text:style-name="P7"/>
      <text:p text:style-name="P7">void menu_display()</text:p>
      <text:p text:style-name="P7">{</text:p>
      <text:p text:style-name="P7"><text:tab/>printf("\n\n\t\t+----------------------------+\n");</text:p>
      <text:p text:style-name="P7"><text:tab/>printf("\t\t <text:s/>MENU FOR LIST OPERATIONS\n");</text:p>
      <text:p text:style-name="P7"><text:tab/>printf("\t\t+----------------------------+\n\n");</text:p>
      <text:p text:style-name="P7"><text:tab/>printf("\n\n\t\t1. INSERT Record at the Front");</text:p>
      <text:p text:style-name="P7"><text:tab/>printf("\n\n\t\t2. INSERT Record at the End");</text:p>
      <text:p text:style-name="P7"><text:tab/>printf("\n\n\t\t3. INSERT Record after the Given Regno");</text:p>
      <text:p text:style-name="P7"><text:tab/>printf("\n\n\t\t4. SEARCH Record using Name");</text:p>
      <text:p text:style-name="P7"><text:tab/>printf("\n\n\t\t5. DELETE particular Record");</text:p>
      <text:p text:style-name="P7"><text:tab/>printf("\n\n\t\t6. DISPLAY all the Records");</text:p>
      <text:p text:style-name="P7"><text:tab/>printf("\n\n\t\t7. DISPLAY Records Before and After particular Record");</text:p>
      <text:p text:style-name="P7"><text:tab/>printf("\n\n\t\t8. EXIT\n\n");</text:p>
      <text:p text:style-name="P7">}</text:p>
      <text:p text:style-name="P7"/>
      <text:p text:style-name="P8"><text:span text:style-name="T3">FUNCTION PROTOTYPES</text:span> – <text:span text:style-name="T7">functions.h</text:span></text:p>
      <text:p text:style-name="P8"/>
      <text:p text:style-name="P8">//HEADER FILES REQUIRED FOR THE PROGRAM</text:p>
      <text:p text:style-name="P8"/>
      <text:p text:style-name="P8">#include&lt;stdio.h&gt;</text:p>
      <text:p text:style-name="P8">#include&lt;stdlib.h&gt;</text:p>
      <text:p text:style-name="P8">#include&lt;string.h&gt;</text:p>
      <text:p text:style-name="P8"/>
      <text:p text:style-name="P8">//HEADER FILES REQUIRED FOR getch() DUE TO ABSENCE OF &lt;conio.h&gt; IN gcc COMPILER</text:p>
      <text:p text:style-name="P8"><text:soft-page-break/></text:p>
      <text:p text:style-name="P8">#include&lt;unistd.h&gt;</text:p>
      <text:p text:style-name="P8">#include&lt;termios.h&gt;</text:p>
      <text:p text:style-name="P8"/>
      <text:p text:style-name="P8"/>
      <text:p text:style-name="P8">char getch();</text:p>
      <text:p text:style-name="P8"/>
      <text:p text:style-name="P8">//STRUCTURE DEFINITION FOR STUDENT RECORDS</text:p>
      <text:p text:style-name="P8"/>
      <text:p text:style-name="P8">struct student</text:p>
      <text:p text:style-name="P8">{</text:p>
      <text:p text:style-name="P8"><text:tab/>int Regno;</text:p>
      <text:p text:style-name="P8"><text:tab/>char Name[30];</text:p>
      <text:p text:style-name="P8"><text:tab/>float Marks[5];</text:p>
      <text:p text:style-name="P8">};</text:p>
      <text:p text:style-name="P8"/>
      <text:p text:style-name="P8">//STRUCTURE TO IMPLEMENT LIST ADT USING ARRAYS</text:p>
      <text:p text:style-name="P8"/>
      <text:p text:style-name="P8">struct list</text:p>
      <text:p text:style-name="P8">{</text:p>
      <text:p text:style-name="P8"><text:tab/>int capacity;</text:p>
      <text:p text:style-name="P8"><text:tab/>int size;</text:p>
      <text:p text:style-name="P8"><text:tab/>struct student *s;</text:p>
      <text:p text:style-name="P8">};</text:p>
      <text:p text:style-name="P8"/>
      <text:p text:style-name="P8">//RE-NAMING FOR READABILITY</text:p>
      <text:p text:style-name="P8"/>
      <text:p text:style-name="P8">typedef struct list *ptrToNode;</text:p>
      <text:p text:style-name="P8">typedef ptrToNode LIST;</text:p>
      <text:p text:style-name="P8">typedef int POSITION;</text:p>
      <text:p text:style-name="P8"/>
      <text:p text:style-name="P8">struct student tadd_sudent();</text:p>
      <text:p text:style-name="P8"/>
      <text:p text:style-name="P8">void display_student(struct student s, int i);</text:p>
      <text:p text:style-name="P8"/>
      <text:p text:style-name="P8">int IsEmpty(LIST L);</text:p>
      <text:p text:style-name="P8"/>
      <text:p text:style-name="P8">int IsFull(LIST L);</text:p>
      <text:p text:style-name="P8"/>
      <text:p text:style-name="P8">void MakeEmpty(LIST L);</text:p>
      <text:p text:style-name="P8"/>
      <text:p text:style-name="P8">LIST CreateList(int max);</text:p>
      <text:p text:style-name="P8"/>
      <text:p text:style-name="P8">void InsertInList(LIST L, POSITION pos);</text:p>
      <text:p text:style-name="P8"/>
      <text:p text:style-name="P8">POSITION FindRegno(int rno, LIST L);</text:p>
      <text:p text:style-name="P8"/>
      <text:p text:style-name="P8">POSITION FindName(char name[], LIST L);</text:p>
      <text:p text:style-name="P8"/>
      <text:p text:style-name="P8"><text:soft-page-break/>void DeleteFromList(int RecNo, LIST L);</text:p>
      <text:p text:style-name="P8"/>
      <text:p text:style-name="P8">LIST DeleteList(LIST L);</text:p>
      <text:p text:style-name="P8"/>
      <text:p text:style-name="P8">void DisplayList(LIST L);</text:p>
      <text:p text:style-name="P8"/>
      <text:p text:style-name="P8">void menu_display();</text:p>
      <text:p text:style-name="P8"/>
      <text:p text:style-name="P9"><text:span text:style-name="T3">MAIN </text:span><text:span text:style-name="T4">APPLICATION</text:span> – main.c</text:p>
      <text:p text:style-name="P9"/>
      <text:p text:style-name="P9">#include &lt;stdio.h&gt;</text:p>
      <text:p text:style-name="P9">#include &lt;stdlib.h&gt;</text:p>
      <text:p text:style-name="P9"/>
      <text:p text:style-name="P9">#include "functions.h"</text:p>
      <text:p text:style-name="P9"/>
      <text:p text:style-name="P9">//DRIVER PROGRAM</text:p>
      <text:p text:style-name="P9"/>
      <text:p text:style-name="P9">int main()</text:p>
      <text:p text:style-name="P9">{</text:p>
      <text:p text:style-name="P9"><text:tab/>LIST L=NULL;</text:p>
      <text:p text:style-name="P9"><text:tab/>int max, choice, pos, rno;</text:p>
      <text:p text:style-name="P9"><text:tab/>char name[30];</text:p>
      <text:p text:style-name="P9"/>
      <text:p text:style-name="P9"><text:tab/>system("clear");</text:p>
      <text:p text:style-name="P9"/>
      <text:p text:style-name="P9"><text:tab/>printf("\n\tEnter the total number of Student Records: ");</text:p>
      <text:p text:style-name="P9"><text:tab/>scanf("%d", &amp;max);</text:p>
      <text:p text:style-name="P9"/>
      <text:p text:style-name="P9"><text:tab/>L=CreateList(max);</text:p>
      <text:p text:style-name="P9"><text:tab/>getch();</text:p>
      <text:p text:style-name="P9"/>
      <text:p text:style-name="P9"><text:tab/>do</text:p>
      <text:p text:style-name="P9"><text:tab/>{</text:p>
      <text:p text:style-name="P9"><text:tab/><text:tab/>system("clear");</text:p>
      <text:p text:style-name="P9"/>
      <text:p text:style-name="P9"><text:tab/><text:tab/>menu_display();</text:p>
      <text:p text:style-name="P9"/>
      <text:p text:style-name="P9"><text:tab/><text:tab/>printf("\n\n\tEnter choice: ");</text:p>
      <text:p text:style-name="P9"><text:tab/><text:tab/>scanf("%d", &amp;choice);</text:p>
      <text:p text:style-name="P9"/>
      <text:p text:style-name="P9"><text:tab/><text:tab/>switch(choice)</text:p>
      <text:p text:style-name="P9"><text:tab/><text:tab/>{</text:p>
      <text:p text:style-name="P9"><text:tab/><text:tab/><text:tab/>case 1: pos=1;</text:p>
      <text:p text:style-name="P9"><text:tab/><text:tab/><text:tab/><text:tab/><text:tab/>InsertInList(L, pos);</text:p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2:<text:tab/>pos=L-&gt;size;</text:p>
      <text:p text:style-name="P9"><text:tab/><text:tab/><text:tab/><text:tab/><text:tab/>InsertInList(L, pos+1);</text:p>
      <text:p text:style-name="P9"><text:soft-page-break/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3:<text:tab/>if(IsEmpty(L))</text:p>
      <text:p text:style-name="P9"><text:tab/><text:tab/><text:tab/><text:tab/><text:tab/><text:tab/>printf("\n\t\tList is EMPTY...!!!!!");</text:p>
      <text:p text:style-name="P9"/>
      <text:p text:style-name="P9"><text:tab/><text:tab/><text:tab/><text:tab/><text:tab/>else if(IsFull(L))</text:p>
      <text:p text:style-name="P9"><text:tab/><text:tab/><text:tab/><text:tab/><text:tab/><text:tab/>printf("\n\t\tList is FULL...!!!!!");</text:p>
      <text:p text:style-name="P9"/>
      <text:p text:style-name="P9"><text:tab/><text:tab/><text:tab/><text:tab/><text:tab/>else</text:p>
      <text:p text:style-name="P9"><text:tab/><text:tab/><text:tab/><text:tab/><text:tab/>{</text:p>
      <text:p text:style-name="P9"><text:tab/><text:tab/><text:tab/><text:tab/><text:tab/><text:tab/>printf("\n\t\tEnter the Register Number after which the new record is to be inserted: ");</text:p>
      <text:p text:style-name="P9"><text:tab/><text:tab/><text:tab/><text:tab/><text:tab/><text:tab/>scanf(" %d", &amp;rno);</text:p>
      <text:p text:style-name="P9"><text:tab/><text:tab/><text:tab/><text:tab/><text:tab/><text:tab/>pos=FindRegno(rno, L);</text:p>
      <text:p text:style-name="P9"><text:tab/><text:tab/><text:tab/><text:tab/><text:tab/><text:tab/>if(pos!=-1)</text:p>
      <text:p text:style-name="P10"><text:tab/><text:tab/><text:tab/><text:tab/><text:tab/><text:tab/><text:tab/>InsertInList(L, pos+1);</text:p>
      <text:p text:style-name="P9"><text:tab/><text:tab/><text:tab/><text:tab/><text:tab/><text:tab/>else</text:p>
      <text:p text:style-name="P9"><text:tab/><text:tab/><text:tab/><text:tab/><text:tab/><text:tab/><text:tab/>printf("\n\t\tRegister Number NOT FOUND...!!!!!");</text:p>
      <text:p text:style-name="P9"><text:tab/><text:tab/><text:tab/><text:tab/><text:tab/>}</text:p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4: if(!IsEmpty(L))</text:p>
      <text:p text:style-name="P9"><text:tab/><text:tab/><text:tab/><text:tab/><text:tab/>{</text:p>
      <text:p text:style-name="P9"><text:tab/><text:tab/><text:tab/><text:tab/><text:tab/><text:tab/>printf("\n\t\tEnter the Student Name to view the related record: ");</text:p>
      <text:p text:style-name="P9"><text:tab/><text:tab/><text:tab/><text:tab/><text:tab/><text:tab/>scanf(" %s", name);</text:p>
      <text:p text:style-name="P9"><text:tab/><text:tab/><text:tab/><text:tab/><text:tab/><text:tab/>pos=FindName(name, L);</text:p>
      <text:p text:style-name="P9"><text:tab/><text:tab/><text:tab/><text:tab/><text:tab/><text:tab/>if(pos!=-1)</text:p>
      <text:p text:style-name="P9"><text:tab/><text:tab/><text:tab/><text:tab/><text:tab/><text:tab/><text:tab/>display_student(L-&gt;s[pos], pos);</text:p>
      <text:p text:style-name="P9"><text:tab/><text:tab/><text:tab/><text:tab/><text:tab/><text:tab/>else</text:p>
      <text:p text:style-name="P9"><text:tab/><text:tab/><text:tab/><text:tab/><text:tab/><text:tab/><text:tab/>printf("\n\t\tName NOT FOUND...!!!!!");</text:p>
      <text:p text:style-name="P9"><text:tab/><text:tab/><text:tab/><text:tab/><text:tab/>}</text:p>
      <text:p text:style-name="P9"><text:tab/><text:tab/><text:tab/><text:tab/><text:tab/>else</text:p>
      <text:p text:style-name="P9"><text:tab/><text:tab/><text:tab/><text:tab/><text:tab/><text:tab/>printf("\n\t\tList is EMPTY...!!!!!");</text:p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5:<text:tab/>if(!IsEmpty(L))</text:p>
      <text:p text:style-name="P9"><text:tab/><text:tab/><text:tab/><text:tab/><text:tab/>{</text:p>
      <text:p text:style-name="P9"><text:tab/><text:tab/><text:tab/><text:tab/><text:tab/><text:tab/>printf("\n\t\tEnter the Record Number to be deleted: ");</text:p>
      <text:p text:style-name="P9"><text:tab/><text:tab/><text:tab/><text:tab/><text:tab/><text:tab/>scanf(" %d", &amp;pos);</text:p>
      <text:p text:style-name="P9"/>
      <text:p text:style-name="P9"><text:tab/><text:tab/><text:tab/><text:tab/><text:tab/><text:tab/>if((pos&gt;L-&gt;size)||(pos&lt;0))</text:p>
      <text:p text:style-name="P9"><text:tab/><text:tab/><text:tab/><text:tab/><text:tab/><text:tab/><text:tab/>printf("\n\t\tRecord Number DOESN'T EXIST...!!!!!\n");</text:p>
      <text:p text:style-name="P9"><text:soft-page-break/></text:p>
      <text:p text:style-name="P9"><text:tab/><text:tab/><text:tab/><text:tab/><text:tab/><text:tab/>else</text:p>
      <text:p text:style-name="P9"><text:tab/><text:tab/><text:tab/><text:tab/><text:tab/><text:tab/>{</text:p>
      <text:p text:style-name="P9"><text:tab/><text:tab/><text:tab/><text:tab/><text:tab/><text:tab/><text:tab/>DeleteFromList(pos, L);</text:p>
      <text:p text:style-name="P9"><text:tab/><text:tab/><text:tab/><text:tab/><text:tab/><text:tab/><text:tab/>printf("\n\t\tStudent Record %d DELETED...!!!!!\n", pos);</text:p>
      <text:p text:style-name="P9"><text:tab/><text:tab/><text:tab/><text:tab/><text:tab/><text:tab/>}</text:p>
      <text:p text:style-name="P9"><text:tab/><text:tab/><text:tab/><text:tab/><text:tab/>}</text:p>
      <text:p text:style-name="P9"><text:tab/><text:tab/><text:tab/><text:tab/><text:tab/>else</text:p>
      <text:p text:style-name="P9"><text:tab/><text:tab/><text:tab/><text:tab/><text:tab/><text:tab/>printf("\n\t\tList is EMPTY...!!!!");</text:p>
      <text:p text:style-name="P9"/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6: if(!IsEmpty(L))</text:p>
      <text:p text:style-name="P9"><text:tab/><text:tab/><text:tab/><text:tab/><text:tab/><text:tab/>DisplayList(L);</text:p>
      <text:p text:style-name="P9"><text:tab/><text:tab/><text:tab/><text:tab/><text:tab/>else</text:p>
      <text:p text:style-name="P9"><text:tab/><text:tab/><text:tab/><text:tab/><text:tab/><text:tab/>printf("\n\t\tList is EMPTY...!!!!");</text:p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7:<text:tab/>if(!IsEmpty(L))</text:p>
      <text:p text:style-name="P9"><text:tab/><text:tab/><text:tab/><text:tab/><text:tab/>{</text:p>
      <text:p text:style-name="P9"><text:tab/><text:tab/><text:tab/><text:tab/><text:tab/><text:tab/>printf("\n\t\tEnter the Reference Record Number: ");</text:p>
      <text:p text:style-name="P9"><text:tab/><text:tab/><text:tab/><text:tab/><text:tab/><text:tab/>scanf(" %d", &amp;pos);</text:p>
      <text:p text:style-name="P9"/>
      <text:p text:style-name="P9"><text:tab/><text:tab/><text:tab/><text:tab/><text:tab/><text:tab/>if((pos&gt;L-&gt;size)||(pos&lt;0))</text:p>
      <text:p text:style-name="P9"><text:tab/><text:tab/><text:tab/><text:tab/><text:tab/><text:tab/><text:tab/>printf("\n\t\tRecord Number DOESN'T EXIST...!!!!!\n");</text:p>
      <text:p text:style-name="P9"/>
      <text:p text:style-name="P9"><text:tab/><text:tab/><text:tab/><text:tab/><text:tab/><text:tab/>else if(pos==1)</text:p>
      <text:p text:style-name="P9"><text:tab/><text:tab/><text:tab/><text:tab/><text:tab/><text:tab/>{</text:p>
      <text:p text:style-name="P9"><text:tab/><text:tab/><text:tab/><text:tab/><text:tab/><text:tab/><text:tab/>if((L-&gt;size)&gt;1)</text:p>
      <text:p text:style-name="P9"><text:tab/><text:tab/><text:tab/><text:tab/><text:tab/><text:tab/><text:tab/>{</text:p>
      <text:p text:style-name="P9"><text:tab/><text:tab/><text:tab/><text:tab/><text:tab/><text:tab/><text:tab/><text:tab/>printf("\n\t\tPREVIOUS Record DOESN'T EXIST...!!!!!");</text:p>
      <text:p text:style-name="P9"><text:tab/><text:tab/><text:tab/><text:tab/><text:tab/><text:tab/><text:tab/><text:tab/>printf("\n\t\tNEXT Record:\n");</text:p>
      <text:p text:style-name="P9"><text:tab/><text:tab/><text:tab/><text:tab/><text:tab/><text:tab/><text:tab/><text:tab/>display_student(L-&gt;s[pos], pos);</text:p>
      <text:p text:style-name="P9"><text:tab/><text:tab/><text:tab/><text:tab/><text:tab/><text:tab/><text:tab/>}</text:p>
      <text:p text:style-name="P9"/>
      <text:p text:style-name="P9"><text:tab/><text:tab/><text:tab/><text:tab/><text:tab/><text:tab/><text:tab/>else</text:p>
      <text:p text:style-name="P9"><text:tab/><text:tab/><text:tab/><text:tab/><text:tab/><text:tab/><text:tab/><text:tab/>printf("\n\t\tOnly ONE Record present...!!!");</text:p>
      <text:p text:style-name="P9"><text:tab/><text:tab/><text:tab/><text:tab/><text:tab/><text:tab/>}</text:p>
      <text:p text:style-name="P9"/>
      <text:p text:style-name="P9"><text:tab/><text:tab/><text:tab/><text:tab/><text:tab/><text:tab/>else if(pos==L-&gt;size)</text:p>
      <text:p text:style-name="P9"><text:tab/><text:tab/><text:tab/><text:tab/><text:tab/><text:tab/>{</text:p>
      <text:p text:style-name="P9"><text:tab/><text:tab/><text:tab/><text:tab/><text:tab/><text:tab/><text:tab/>if((L-&gt;size)&gt;1)</text:p>
      <text:p text:style-name="P9"><text:tab/><text:tab/><text:tab/><text:tab/><text:tab/><text:tab/><text:tab/>{</text:p>
      <text:p text:style-name="P9"><text:soft-page-break/><text:tab/><text:tab/><text:tab/><text:tab/><text:tab/><text:tab/><text:tab/><text:tab/>printf("\n\t\tPREVIOUS Record:\n");</text:p>
      <text:p text:style-name="P9"><text:tab/><text:tab/><text:tab/><text:tab/><text:tab/><text:tab/><text:tab/><text:tab/>display_student(L-&gt;s[pos-2], pos-2);</text:p>
      <text:p text:style-name="P9"><text:tab/><text:tab/><text:tab/><text:tab/><text:tab/><text:tab/><text:tab/><text:tab/>printf("\n\t\tNEXT Record DOESN'T EXIST...!!!!!");</text:p>
      <text:p text:style-name="P9"><text:tab/><text:tab/><text:tab/><text:tab/><text:tab/><text:tab/><text:tab/>}</text:p>
      <text:p text:style-name="P9"/>
      <text:p text:style-name="P9"><text:tab/><text:tab/><text:tab/><text:tab/><text:tab/><text:tab/><text:tab/>else</text:p>
      <text:p text:style-name="P9"><text:tab/><text:tab/><text:tab/><text:tab/><text:tab/><text:tab/><text:tab/><text:tab/>printf("\n\t\tOnly ONE Record present...!!!");</text:p>
      <text:p text:style-name="P9"/>
      <text:p text:style-name="P9"><text:tab/><text:tab/><text:tab/><text:tab/><text:tab/><text:tab/>}</text:p>
      <text:p text:style-name="P9"><text:tab/><text:tab/><text:tab/><text:tab/><text:tab/><text:tab/>else</text:p>
      <text:p text:style-name="P9"><text:tab/><text:tab/><text:tab/><text:tab/><text:tab/><text:tab/>{</text:p>
      <text:p text:style-name="P9"><text:tab/><text:tab/><text:tab/><text:tab/><text:tab/><text:tab/><text:tab/>printf("\n\t\tPREVIOUS Record:\n");</text:p>
      <text:p text:style-name="P9"><text:tab/><text:tab/><text:tab/><text:tab/><text:tab/><text:tab/><text:tab/>display_student(L-&gt;s[pos-2], pos-2);</text:p>
      <text:p text:style-name="P9"><text:tab/><text:tab/><text:tab/><text:tab/><text:tab/><text:tab/><text:tab/>printf("\n\t\tNEXT Record:\n");</text:p>
      <text:p text:style-name="P9"><text:tab/><text:tab/><text:tab/><text:tab/><text:tab/><text:tab/><text:tab/>display_student(L-&gt;s[pos], pos);</text:p>
      <text:p text:style-name="P9"><text:tab/><text:tab/><text:tab/><text:tab/><text:tab/><text:tab/>}</text:p>
      <text:p text:style-name="P9"><text:tab/><text:tab/><text:tab/><text:tab/><text:tab/>}</text:p>
      <text:p text:style-name="P9"><text:tab/><text:tab/><text:tab/><text:tab/><text:tab/>else</text:p>
      <text:p text:style-name="P9"><text:tab/><text:tab/><text:tab/><text:tab/><text:tab/><text:tab/>printf("\n\t\tList is EMPTY...!!!!");</text:p>
      <text:p text:style-name="P9"><text:tab/><text:tab/><text:tab/><text:tab/><text:tab/>getch();</text:p>
      <text:p text:style-name="P9"><text:tab/><text:tab/><text:tab/><text:tab/><text:tab/>break;</text:p>
      <text:p text:style-name="P9"/>
      <text:p text:style-name="P9"><text:tab/><text:tab/><text:tab/>case 8: DeleteList(L);</text:p>
      <text:p text:style-name="P9"><text:tab/><text:tab/><text:tab/><text:tab/><text:tab/>getch();</text:p>
      <text:p text:style-name="P9"><text:tab/><text:tab/><text:tab/><text:tab/><text:tab/>system("clear");</text:p>
      <text:p text:style-name="P9"><text:tab/><text:tab/><text:tab/><text:tab/><text:tab/>return 0;</text:p>
      <text:p text:style-name="P9"><text:tab/><text:tab/><text:tab/><text:tab/><text:tab/>break;</text:p>
      <text:p text:style-name="P9"/>
      <text:p text:style-name="P9"><text:tab/><text:tab/><text:tab/>default:<text:tab/>printf("\n\t\tINVALID choice!! Re-enter Valid Choice");</text:p>
      <text:p text:style-name="P9"><text:tab/><text:tab/><text:tab/><text:tab/><text:tab/><text:tab/>getch();</text:p>
      <text:p text:style-name="P9"><text:tab/><text:tab/>}</text:p>
      <text:p text:style-name="P9"/>
      <text:p text:style-name="P9"><text:tab/>}while(choice!=8);</text:p>
      <text:p text:style-name="P9"/>
      <text:p text:style-name="P9">}</text:p>
      <text:p text:style-name="P7"/>
      <text:p text:style-name="P13">Output:</text:p>
      <text:p text:style-name="P11"/>
      <text:p text:style-name="P14">gcc -Wall main.c functions.c -o run</text:p>
      <text:p text:style-name="P30"/>
      <text:p text:style-name="P14"/>
      <text:p text:style-name="P14"><text:s/>Enter the total number of Student Records: 5 <text:s text:c="385"/>List was CREATED!!!!!</text:p>
      <text:p text:style-name="P14"/>
      <text:p text:style-name="P15"><text:s/>+----------------------------+ <text:s text:c="182"/>MENU FOR LIST OPERATIONS <text:s text:c="184"/>+----------------------------+ <text:s text:c="813"/><text:soft-page-break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6"/></text:p>
      <text:p text:style-name="P15"><text:s text:c="812"/>Enter choice: 1 <text:s text:c="414"/></text:p>
      <text:p text:style-name="P15"/>
      <text:p text:style-name="P15">NEW STUDENT RECORD <text:s text:c="403"/></text:p>
      <text:p text:style-name="P15"/>
      <text:p text:style-name="P15">Enter Register Number: 18001 <text:s text:c="393"/></text:p>
      <text:p text:style-name="P16">Enter Name: Abirami <text:s text:c="402"/></text:p>
      <text:p text:style-name="P16"/>
      <text:p text:style-name="P16">Marks Obtained <text:s text:c="196"/>Enter Mark 1: 67 <text:s text:c="194"/>Enter Mark 2: 77 <text:s text:c="194"/>Enter Mark 3: 83 <text:s text:c="194"/>Enter Mark 4: 45 <text:s text:c="194"/>Enter Mark 5: 32 </text:p>
      <text:p text:style-name="P14"/>
      <text:p text:style-name="P17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8"/></text:p>
      <text:p text:style-name="P17"><text:s text:c="820"/>Enter choice: 2 <text:s text:c="414"/></text:p>
      <text:p text:style-name="P17"/>
      <text:p text:style-name="P17">NEW STUDENT RECORD <text:s text:c="403"/></text:p>
      <text:p text:style-name="P17"/>
      <text:p text:style-name="P17">Enter Register Number: 18003 <text:s text:c="393"/>Enter Name: Zayn <text:s text:c="405"/></text:p>
      <text:p text:style-name="P17"/>
      <text:p text:style-name="P17">Marks Obtained <text:s text:c="196"/>Enter Mark 1: 22 <text:s text:c="194"/>Enter Mark 2: 11 <text:s text:c="194"/>Enter Mark 3: 10 <text:s text:c="194"/>Enter Mark 4: 9 <text:s text:c="195"/>Enter Mark 5: 7</text:p>
      <text:p text:style-name="P17"/>
      <text:p text:style-name="P18"><text:soft-page-break/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2"/></text:p>
      <text:p text:style-name="P18"><text:s text:c="816"/>Enter choice: 3 <text:s text:c="414"/></text:p>
      <text:p text:style-name="P18"/>
      <text:p text:style-name="P18">Enter the Register Number after which the new record is to be inserted: 18001 <text:s text:c="344"/></text:p>
      <text:p text:style-name="P18"/>
      <text:p text:style-name="P18">NEW STUDENT RECORD <text:s text:c="403"/></text:p>
      <text:p text:style-name="P18"/>
      <text:p text:style-name="P18">Enter Register Number: 18002 <text:s text:c="393"/>Enter Name: Sangster <text:s text:c="401"/></text:p>
      <text:p text:style-name="P18"/>
      <text:p text:style-name="P18">Marks Obtained <text:s text:c="196"/>Enter Mark 1: 55 <text:s text:c="194"/>Enter Mark 2: 68 <text:s text:c="194"/>Enter Mark 3: 99 <text:s text:c="194"/>Enter Mark 4: 80 <text:s text:c="194"/>Enter Mark 5: 24 </text:p>
      <text:p text:style-name="P18"/>
      <text:p text:style-name="P19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4"/></text:p>
      <text:p text:style-name="P19"><text:s text:c="814"/>Enter choice: 4 <text:s text:c="414"/></text:p>
      <text:p text:style-name="P19"/>
      <text:p text:style-name="P19">Enter the Student Name to view the related record: Abirami <text:s text:c="363"/></text:p>
      <text:p text:style-name="P19"/>
      <text:p text:style-name="P19">STUDENT RECORD 1 <text:s text:c="405"/>Register Number: 18001 <text:s text:c="188"/>Name: Abirami <text:s text:c="197"/>Marks Obtained: 67.00 77.00 83.00 45.00 32.00</text:p>
      <text:p text:style-name="P19"/>
      <text:p text:style-name="P20"><text:soft-page-break/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3"/></text:p>
      <text:p text:style-name="P20"><text:s text:c="825"/>Enter choice: 6 <text:s text:c="414"/></text:p>
      <text:p text:style-name="P20"/>
      <text:p text:style-name="P20">STUDENT RECORD 1 <text:s text:c="405"/></text:p>
      <text:p text:style-name="P20"/>
      <text:p text:style-name="P20">Register Number: 18001 <text:s text:c="188"/>Name: Abirami <text:s text:c="197"/></text:p>
      <text:p text:style-name="P20">Marks Obtained: 67.00 77.00 83.00 45.00 32.00 <text:s text:c="587"/></text:p>
      <text:p text:style-name="P20"/>
      <text:p text:style-name="P20">STUDENT RECORD 2 <text:s text:c="405"/></text:p>
      <text:p text:style-name="P20"/>
      <text:p text:style-name="P20">Register Number: 18002 <text:s text:c="188"/>Name: Sangster <text:s text:c="196"/>Marks Obtained: 55.00 68.00 99.00 80.00 24.00 <text:s text:c="587"/></text:p>
      <text:p text:style-name="P20"/>
      <text:p text:style-name="P20">STUDENT RECORD 3 <text:s text:c="405"/></text:p>
      <text:p text:style-name="P20"/>
      <text:p text:style-name="P20">Register Number: 18003 <text:s text:c="188"/>Name: Zayn <text:s text:c="200"/>Marks Obtained: 22.00 11.00 10.00 9.00 7.00 </text:p>
      <text:p text:style-name="P20"/>
      <text:p text:style-name="P21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31"/></text:p>
      <text:p text:style-name="P21"><text:s text:c="797"/>Enter choice: 5 <text:s text:c="414"/></text:p>
      <text:p text:style-name="P21"/>
      <text:p text:style-name="P21">Enter the Record Number to be deleted: 3 <text:s text:c="381"/>Student Record 3 DELETED...!!!!! </text:p>
      <text:p text:style-name="P21"/>
      <text:p text:style-name="P22"><text:soft-page-break/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9"/></text:p>
      <text:p text:style-name="P22"><text:s text:c="809"/>Enter choice: 6 <text:s text:c="414"/></text:p>
      <text:p text:style-name="P22"/>
      <text:p text:style-name="P22">STUDENT RECORD 1 <text:s text:c="405"/></text:p>
      <text:p text:style-name="P22"/>
      <text:p text:style-name="P22">Register Number: 18001 <text:s text:c="188"/>Name: Abirami <text:s text:c="197"/>Marks Obtained: 67.00 77.00 83.00 45.00 32.00 <text:s text:c="587"/></text:p>
      <text:p text:style-name="P22"/>
      <text:p text:style-name="P22">STUDENT RECORD 2 <text:s text:c="405"/></text:p>
      <text:p text:style-name="P22"/>
      <text:p text:style-name="P22">Register Number: 18002 <text:s text:c="188"/>Name: Sangster <text:s text:c="196"/>Marks Obtained: 55.00 68.00 99.00 80.00 24.00 </text:p>
      <text:p text:style-name="P22"/>
      <text:p text:style-name="P23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21"/></text:p>
      <text:p text:style-name="P23"><text:s text:c="807"/>Enter choice: 7 <text:s text:c="414"/>Enter the Reference Record Number: 1 <text:s text:c="385"/></text:p>
      <text:p text:style-name="P23"/>
      <text:p text:style-name="P23">PREVIOUS Record DOESN'T EXIST...!!!!! <text:s text:c="173"/></text:p>
      <text:p text:style-name="P23">NEXT Record: <text:s text:c="409"/></text:p>
      <text:p text:style-name="P23"/>
      <text:p text:style-name="P23">STUDENT RECORD 2 <text:s text:c="405"/></text:p>
      <text:p text:style-name="P23"/>
      <text:p text:style-name="P23">Register Number: 18002 <text:s text:c="188"/>Name: Sangster <text:s text:c="196"/>Marks Obtained: 55.00 68.00 99.00 80.00 24.00 </text:p>
      <text:p text:style-name="P24"><text:soft-page-break/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6"/></text:p>
      <text:p text:style-name="P24"><text:s text:c="812"/>Enter choice: 7 <text:s text:c="414"/>Enter the Reference Record Number: 2 </text:p>
      <text:p text:style-name="P24"><text:s text:c="385"/>PREVIOUS Record: <text:s text:c="405"/>STUDENT RECORD 1 <text:s text:c="405"/>Register Number: 18001 <text:s text:c="188"/>Name: Abirami <text:s text:c="197"/>Marks Obtained: 67.00 77.00 83.00 45.00 32.00 <text:s text:c="587"/>NEXT Record DOESN'T EXIST...!!!!!</text:p>
      <text:p text:style-name="P24"/>
      <text:p text:style-name="P25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14"/></text:p>
      <text:p text:style-name="P25"><text:s text:c="814"/>Enter choice: 3 <text:s text:c="4"/></text:p>
      <text:p text:style-name="P25"><text:s text:c="410"/>Enter the Register Number after which the new record is to be inserted: 123 <text:s text:c="346"/>Register Number NOT FOUND...!!!!!</text:p>
      <text:p text:style-name="P25"/>
      <text:p text:style-name="P26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<text:soft-page-break/>8. EXIT <text:s text:c="8"/></text:p>
      <text:p text:style-name="P26"><text:s text:c="820"/>Enter choice: 2 <text:s text:c="17"/></text:p>
      <text:p text:style-name="P26"><text:s text:c="397"/>NEW STUDENT RECORD <text:s/></text:p>
      <text:p text:style-name="P26"><text:s text:c="402"/>Enter Register Number: 18005 <text:s text:c="393"/>Enter Name: Ziva <text:s text:c="405"/></text:p>
      <text:p text:style-name="P26">Marks Obtained <text:s text:c="196"/>Enter Mark 1: 99 <text:s text:c="194"/>Enter Mark 2: 78 <text:s text:c="194"/>Enter Mark 3: 56 <text:s text:c="194"/>Enter Mark 4: 100 <text:s text:c="193"/>Enter Mark 5: 51 </text:p>
      <text:p text:style-name="P26"/>
      <text:p text:style-name="P27"><text:s/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20"/></text:p>
      <text:p text:style-name="P27"><text:s text:c="808"/>Enter choice: 4 <text:s text:c="5"/></text:p>
      <text:p text:style-name="P27"><text:s text:c="409"/>Enter the Student Name to view the related record: Zivannn <text:s text:c="363"/>Name NOT FOUND...!!!!!</text:p>
      <text:p text:style-name="P27"/>
      <text:p text:style-name="P28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828"/></text:p>
      <text:p text:style-name="P28"/>
      <text:p text:style-name="P28">Enter choice: 7 <text:s text:c="414"/></text:p>
      <text:p text:style-name="P28"/>
      <text:p text:style-name="P28">Enter the Reference Record Number: 2 <text:s text:c="385"/></text:p>
      <text:p text:style-name="P28"/>
      <text:p text:style-name="P28">PREVIOUS Record: <text:s text:c="405"/><text:soft-page-break/>STUDENT RECORD 1 <text:s text:c="405"/>Register Number: 18001 <text:s text:c="188"/>Name: Abirami <text:s text:c="197"/>Marks Obtained: 67.00 77.00 83.00 45.00 32.00 <text:s text:c="587"/></text:p>
      <text:p text:style-name="P28"/>
      <text:p text:style-name="P28">NEXT Record: <text:s text:c="409"/></text:p>
      <text:p text:style-name="P28"/>
      <text:p text:style-name="P28">STUDENT RECORD 3 <text:s text:c="405"/>Register Number: 18005 <text:s text:c="188"/>Name: Ziva <text:s text:c="200"/>Marks Obtained: 99.00 78.00 56.00 100.00 51.00</text:p>
      <text:p text:style-name="P28"/>
      <text:p text:style-name="P29">+----------------------------+ <text:s text:c="182"/>MENU FOR LIST OPERATIONS <text:s text:c="184"/>+----------------------------+ <text:s text:c="813"/>1. INSERT Record at the Front <text:s text:c="392"/>2. INSERT Record at the End <text:s text:c="394"/>3. INSERT Record after the Given Regno <text:s text:c="383"/>4. SEARCH Record using Name <text:s text:c="394"/>5. DELETE particular Record <text:s text:c="394"/>6. DISPLAY all the Records <text:s text:c="395"/>7. DISPLAY Records Before and After particular Record <text:s text:c="368"/>8. EXIT <text:s text:c="27"/></text:p>
      <text:p text:style-name="P29"><text:s text:c="801"/>Enter choice: 8 <text:s text:c="414"/>List has been MADE EMPTY!!!!! 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3T23:23:40.921000000</dc:date>
    <meta:editing-duration>PT2H9M16S</meta:editing-duration>
    <meta:editing-cycles>100</meta:editing-cycles>
    <meta:generator>LibreOffice/6.1.3.2$Windows_X86_64 LibreOffice_project/86daf60bf00efa86ad547e59e09d6bb77c699acb</meta:generator>
    <meta:document-statistic meta:table-count="0" meta:image-count="0" meta:object-count="0" meta:page-count="18" meta:paragraph-count="446" meta:word-count="2182" meta:character-count="112812" meta:non-whitespace-character-count="13562"/>
  </office:meta>
</office:document-meta>
</file>